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29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0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1" style:family="paragraph" style:parent-style-name="Standard" style:list-style-name="L1">
      <style:text-properties style:font-name="Arial" fo:font-size="16pt" style:font-size-asian="16pt" style:font-size-complex="16pt"/>
    </style:style>
    <style:style style:name="P32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36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37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38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4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3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44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01876720" text:id="ct30187672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301866424" text:id="ct30186642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301867360" text:id="ct30186736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301870376" text:id="ct30187037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85243952889166677" text:style-name="L1">
        <text:list-item>
          <text:p text:style-name="P31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31"/>
        </text:list-item>
      </text:list>
      <text:p text:style-name="Standard"/>
      <text:p text:style-name="P15"/>
      <text:p text:style-name="P2"><text:change text:change-id="ct301876720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6">1:13</text:p>
            <text:p text:style-name="P26">וְהָיָה חֵילָם </text:p>
            <text:p text:style-name="P26">לִמְשִׁסָּה וּבָתֵּיהֶם</text:p>
            <text:p text:style-name="P26"/>
            <text:p text:style-name="P26"><text:s/>לִשְׁמָמָה </text:p>
            <text:p text:style-name="P26">וּבָנוּ בָתִּים וְלֹא יֵשֵׁבוּ</text:p>
            <text:p text:style-name="P26"><text:s/>וְנָטְעוּ כְרָמִים וְלֹא יִשְׁתּוּ אֶת־יֵינָם</text:p>
          </table:table-cell>
          <table:table-cell table:style-name="表135.B1" office:value-type="string">
            <text:p text:style-name="P27"/>
            <text:p text:style-name="P27"/>
            <text:p text:style-name="P27">and to become / wealth+their</text:p>
            <text:p text:style-name="P27"/>
            <text:p text:style-name="P27">towards plunder / and house+their</text:p>
            <text:p text:style-name="P27"/>
            <text:p text:style-name="P27"/>
            <text:p text:style-name="P27">towards devastation</text:p>
            <text:p text:style-name="P27">and to build / house / and not / to dwell</text:p>
            <text:p text:style-name="P27"/>
            <text:p text:style-name="P27">and to plant / vineyard / and not</text:p>
            <text:p text:style-name="P27">to imbibe / self,even - wine+thereof</text:p>
          </table:table-cell>
        </table:table-row>
        <table:table-row>
          <table:table-cell table:style-name="表135.A2" office:value-type="string">
            <text:p text:style-name="P26">1:14</text:p>
            <text:p text:style-name="P26">קָרוֹב יוֹם־יְהוָה הַגָּדוֹל</text:p>
            <text:p text:style-name="P26"><text:s/>קָרוֹב וּמַהֵר מְאֹד </text:p>
            <text:p text:style-name="P26">קוֹל יוֹם יְהוָה</text:p>
            <text:p text:style-name="P26"><text:s/>מַר צֹרֵחַ שָׁם גִּבּוֹר</text:p>
          </table:table-cell>
          <table:table-cell table:style-name="表135.B2" office:value-type="string">
            <text:p text:style-name="P27"/>
            <text:p text:style-name="P27"/>
            <text:p text:style-name="P27">near / the day – jehovah / the great</text:p>
            <text:p text:style-name="P27">near / and hurrying / vehemently</text:p>
            <text:p text:style-name="P27"/>
            <text:p text:style-name="P27">to call aloud / the day / jehovah</text:p>
            <text:p text:style-name="P27"/>
            <text:p text:style-name="P27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6">1:15</text:p>
            <text:p text:style-name="P26">יוֹם עֶבְרָה </text:p>
            <text:p text:style-name="P26">הַיּוֹם הַהוּא יוֹם צָרָה</text:p>
            <text:p text:style-name="P26"><text:s/>וּמְצוּקָה יוֹם שֹׁאָה וּמְשׁוֹאָה יוֹם חֹשֶׁ</text:p>
            <text:p text:style-name="P26">#</text:p>
            <text:p text:style-name="P26">וַאֲפֵלָה יוֹם עָנָן </text:p>
            <text:p text:style-name="P26">וַעֲרָפֶל</text:p>
          </table:table-cell>
          <table:table-cell table:style-name="表135.B2" office:value-type="string">
            <text:p text:style-name="P27"/>
            <text:p text:style-name="P27"/>
            <text:p text:style-name="P27">the day / an outburst of passion</text:p>
            <text:p text:style-name="P27"/>
            <text:p text:style-name="P27">the day / she,this / day / rival</text:p>
            <text:p text:style-name="P27"/>
            <text:p text:style-name="P27">and trouble / day / devastation</text:p>
            <text:p text:style-name="P27"/>
            <text:p text:style-name="P27">and ruin / day / misery</text:p>
            <text:p text:style-name="P27"/>
            <text:p text:style-name="P27"/>
            <text:p text:style-name="P27">and misfortune / day / cloud</text:p>
            <text:p text:style-name="P27"/>
            <text:p text:style-name="P27">and gloom</text:p>
          </table:table-cell>
        </table:table-row>
        <table:table-row>
          <table:table-cell table:style-name="表135.A2" office:value-type="string">
            <text:p text:style-name="P26">1:16</text:p>
            <text:p text:style-name="P26">יוֹם שׁוֹפָר וּתְרוּעָה</text:p>
            <text:p text:style-name="P26"><text:s/>עַל הֶעָרִים הַבְּצֻרוֹת וְעַל הַפִּנּוֹת הַגְּבֹהוֹת</text:p>
          </table:table-cell>
          <table:table-cell table:style-name="表135.B2" office:value-type="string">
            <text:p text:style-name="P27"/>
            <text:p text:style-name="P27"/>
            <text:p text:style-name="P27">day / curved horn / and battle cry</text:p>
            <text:p text:style-name="P27"/>
            <text:p text:style-name="P27">above / the post / inaccessible</text:p>
            <text:p text:style-name="P27"/>
            <text:p text:style-name="P27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34"><text:change text:change-id="ct301866424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6">1:17</text:p>
            <text:p text:style-name="P26">וַהֲצֵרֹתִי לָאָדָם וְהָלְכוּ</text:p>
            <text:p text:style-name="P26"><text:s/>כַּעִוְרִים כִּי לַיהוָה חָטָאוּ וְשֻׁפַּ</text:p>
            <text:p text:style-name="P26">#</text:p>
            <text:p text:style-name="P26">דָּמָם כֶּעָפָר </text:p>
            <text:p text:style-name="P26">וּלְחֻמָם כַּגְּלָלִים</text:p>
          </table:table-cell>
          <table:table-cell table:style-name="表1.B1" office:value-type="string">
            <text:p text:style-name="P27"/>
            <text:p text:style-name="P27"/>
            <text:p text:style-name="P27">and cramp / the men / and to walk</text:p>
            <text:p text:style-name="P27"/>
            <text:p text:style-name="P27">like blind / for / towards jehovah</text:p>
            <text:p text:style-name="P27">to sin / and to spill</text:p>
            <text:p text:style-name="P27"/>
            <text:p text:style-name="P27"/>
            <text:p text:style-name="P27">bloodshed+their / like mud</text:p>
            <text:p text:style-name="P27"/>
            <text:p text:style-name="P27">and flesh+their / like dung</text:p>
          </table:table-cell>
        </table:table-row>
        <table:table-row>
          <table:table-cell table:style-name="表1.A2" office:value-type="string">
            <text:p text:style-name="P26">1:18</text:p>
            <text:p text:style-name="P26">גַּם־כַּסְפָּם גַּם־זְהָבָם לֹא־יוּכַל לְהַצִּילָם </text:p>
            <text:p text:style-name="P26">בְּיוֹם עֶבְרַת יְהוָה וּבְאֵשׁ קִנְאָתוֹ תֵּאָכֵל כָּל־הָאָרֶץ כִּי־כָלָה</text:p>
            <text:p text:style-name="P26">אַ</text:p>
            <text:p text:style-name="P26">#</text:p>
            <text:p text:style-name="P26">־נִבְהָלָה יַעֲשֶׂה </text:p>
            <text:p text:style-name="P26">אֵת כָּל־יֹשְׁבֵי</text:p>
            <text:p text:style-name="P26"><text:s/>הָאָרֶץ ס</text:p>
          </table:table-cell>
          <table:table-cell table:style-name="表1.B2" office:value-type="string">
            <text:p text:style-name="P27"/>
            <text:p text:style-name="P27"/>
            <text:p text:style-name="P27">both – silver+their / and – gold+their</text:p>
            <text:p text:style-name="P27">not – to be able / towards to snatch+them</text:p>
            <text:p text:style-name="P27">in the day / an outburst / jehovah</text:p>
            <text:p text:style-name="P27"/>
            <text:p text:style-name="P27">and in fire / envy+its / to eat</text:p>
            <text:p text:style-name="P27"/>
            <text:p text:style-name="P27">all – the land / for – destruction</text:p>
            <text:p text:style-name="P27"/>
            <text:p text:style-name="P27">surely,only</text:p>
            <text:p text:style-name="P27"/>
            <text:p text:style-name="P27">- to tremble,hasten / to make,do</text:p>
            <text:p text:style-name="P27"/>
            <text:p text:style-name="P27">self,even,entity / all – to dwell</text:p>
            <text:p text:style-name="P27"/>
            <text:p text:style-name="P27">the land</text:p>
            <text:p text:style-name="P27"/>
            <text:p text:style-name="P27"/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5"/>
      <text:p text:style-name="P16"/>
      <text:p text:style-name="P24"/>
      <text:p text:style-name="P4"><text:change text:change-id="ct301867360"/></text:p>
      <text:p text:style-name="P11">[XXX] 20200223_093032</text:p>
      <text:p text:style-name="P25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6">2:1</text:p>
            <text:p text:style-name="P26">הִתְקוֹשְׁשׁוּ וָקוֹשּׁוּ הַגּוֹי לֹא נִכְסָף</text:p>
          </table:table-cell>
          <table:table-cell table:style-name="表2.B1" office:value-type="string">
            <text:p text:style-name="P27"/>
            <text:p text:style-name="P27"/>
            <text:p text:style-name="P27">to assemble / and ti assemble</text:p>
            <text:p text:style-name="P27"/>
            <text:p text:style-name="P27">not / pine</text:p>
          </table:table-cell>
        </table:table-row>
        <table:table-row>
          <table:table-cell table:style-name="表2.A2" office:value-type="string">
            <text:p text:style-name="P26">2:2</text:p>
            <text:p text:style-name="P26">בְּטֶרֶם לֶדֶת </text:p>
            <text:p text:style-name="P26">חֹק כְּמֹץ עָבַר</text:p>
            <text:p text:style-name="P26"><text:s/>יוֹם בְּטֶרֶם לֹא־יָבוֹא</text:p>
            <text:p text:style-name="P26"><text:s/>עֲלֵיכֶם חֲרוֹן</text:p>
            <text:p text:style-name="P26"><text:s/>אַף־יְהוָה בְּטֶרֶם </text:p>
            <text:p text:style-name="P26">לֹא־יָבוֹא עֲלֵיכֶם </text:p>
            <text:p text:style-name="P26">יוֹם אַף־יְהוָה</text:p>
          </table:table-cell>
          <table:table-cell table:style-name="表2.B2" office:value-type="string">
            <text:p text:style-name="P27"/>
            <text:p text:style-name="P27"/>
            <text:p text:style-name="P27">in not yet / to show lineage</text:p>
            <text:p text:style-name="P27"/>
            <text:p text:style-name="P27">enactment / like chaff / to cover</text:p>
            <text:p text:style-name="P27"/>
            <text:p text:style-name="P27">the day / in not yet / not – to come</text:p>
            <text:p text:style-name="P27">against+them / a burning anger</text:p>
            <text:p text:style-name="P27"/>
            <text:p text:style-name="P27">ire – jehovah / in not yet</text:p>
            <text:p text:style-name="P27"/>
            <text:p text:style-name="P27">not – to come / against+them</text:p>
            <text:p text:style-name="P27"/>
            <text:p text:style-name="P27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5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6">2:3</text:p>
            <text:p text:style-name="P26">בַּקְּשׁוּ אֶת־יְהוָה כָּל־עַנְוֵי </text:p>
            <text:p text:style-name="P26">הָאָרֶץ אֲשֶׁר מִשְׁפָּטוֹ</text:p>
            <text:p text:style-name="P26"><text:s/>פָּעָלוּ בַּקְּשׁוּ־צֶדֶק </text:p>
            <text:p text:style-name="P26">בַּקְּשׁוּ עֲנָוָה אוּלַי</text:p>
            <text:p text:style-name="P26"><text:s/>תִּסָּתְרוּ בְּיוֹם אַף־יְהוָה</text:p>
          </table:table-cell>
          <table:table-cell table:style-name="表4.B1" office:value-type="string">
            <text:p text:style-name="P27"/>
            <text:p text:style-name="P27"/>
            <text:p text:style-name="P27">to seek / self – j. / all – depressed</text:p>
            <text:p text:style-name="P27"/>
            <text:p text:style-name="P27"/>
            <text:p text:style-name="P27">the land / who,that / verdict+its</text:p>
            <text:p text:style-name="P27"/>
            <text:p text:style-name="P27">to do,make / to seek – the right</text:p>
            <text:p text:style-name="P27"/>
            <text:p text:style-name="P27">to seek / clemency / if not,perhaps</text:p>
            <text:p text:style-name="P27">to hide / in the day / ire – j.</text:p>
          </table:table-cell>
        </table:table-row>
        <table:table-row>
          <table:table-cell table:style-name="表4.A2" office:value-type="string">
            <text:p text:style-name="P26">2:4</text:p>
            <text:p text:style-name="P26">כִּי עַזָּה עֲזוּבָה תִהְיֶה וְאַשְׁקְלוֹן לִשְׁמָמָה אַשְׁדּוֹד בַּצָּהֳרַיִם יְגָרְשׁוּהָ וְעֶקְרוֹן </text:p>
            <text:p text:style-name="P26">תֵּעָקֵר ס</text:p>
          </table:table-cell>
          <table:table-cell table:style-name="表4.B2" office:value-type="string">
            <text:p text:style-name="P27"/>
            <text:p text:style-name="P27"/>
            <text:p text:style-name="P27">for / Azzah / to loosen / to become</text:p>
            <text:p text:style-name="P27">and Ashkelon / to devastation</text:p>
            <text:p text:style-name="P27"/>
            <text:p text:style-name="P27">Ashdod / in the noon</text:p>
            <text:p text:style-name="P27"/>
            <text:p text:style-name="P27">to drive out+thereof / and Ekron</text:p>
            <text:p text:style-name="P27"/>
            <text:p text:style-name="P27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5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6">2:5</text:p>
            <text:p text:style-name="P26">הוֹי יֹשְׁבֵי חֶבֶל הַיָּם</text:p>
            <text:p text:style-name="P26"><text:s/>גּוֹי כְּרֵתִים דְּבַר־יְהוָה עֲלֵיכֶם כְּנַעַן אֶרֶץ</text:p>
            <text:p text:style-name="P26"><text:s/>פְּלִשְׁתִּים וְהַאֲבַדְתִּי</text:p>
            <text:p text:style-name="P26">#</text:p>
            <text:p text:style-name="P26">מֵאֵין יוֹשֵׁב</text:p>
          </table:table-cell>
          <table:table-cell table:style-name="表5.B1" office:value-type="string">
            <text:p text:style-name="P27"/>
            <text:p text:style-name="P27"/>
            <text:p text:style-name="P27">oh! / to dwell / district / the sea</text:p>
            <text:p text:style-name="P27"/>
            <text:p text:style-name="P27">Gentile / Kerethite / a word – j.</text:p>
            <text:p text:style-name="P27"/>
            <text:p text:style-name="P27">against+them / Kenaan / land</text:p>
            <text:p text:style-name="P27"/>
            <text:p text:style-name="P27">Pelishtite / and to destroy + thee</text:p>
            <text:p text:style-name="P27"/>
            <text:p text:style-name="P27"/>
            <text:p text:style-name="P27"/>
            <text:p text:style-name="P27">from not exist / to dwell</text:p>
          </table:table-cell>
        </table:table-row>
        <table:table-row>
          <table:table-cell table:style-name="表5.A2" office:value-type="string">
            <text:p text:style-name="P26">2:6</text:p>
            <text:p text:style-name="P26">וְהָיְתָה חֶבֶל הַיָּם </text:p>
            <text:p text:style-name="P26">נְוֹת כְּרֹת רֹעִים </text:p>
            <text:p text:style-name="P26">וְגִדְרוֹת צֹאן</text:p>
          </table:table-cell>
          <table:table-cell table:style-name="表5.B2" office:value-type="string">
            <text:p text:style-name="P27"/>
            <text:p text:style-name="P27"/>
            <text:p text:style-name="P27">and to become / district / the sea</text:p>
            <text:p text:style-name="P27"/>
            <text:p text:style-name="P27">a home / a meadow / to pasture</text:p>
            <text:p text:style-name="P27"/>
            <text:p text:style-name="P27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2"/>
      <text:p text:style-name="P23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6">2:7</text:p>
            <text:p text:style-name="P26">וְהָיָה חֶבֶל לִשְׁאֵרִית </text:p>
            <text:p text:style-name="P26">בֵּית יְהוּדָה עֲלֵיהֶם</text:p>
            <text:p text:style-name="P26"><text:s/>יִרְעוּן בְּבָתֵּי</text:p>
            <text:p text:style-name="P26"><text:s/>אַשְׁקְלוֹן בָּעֶרֶב יִרְבָּצוּן</text:p>
            <text:p text:style-name="P26"><text:s/>כִּי יִפְקְדֵם יְהוָה אֱלֹהֵיהֶם וְשָׁב</text:p>
            <text:p text:style-name="P26"><text:s/>*שְׁבוּתָם [שְׁבִיתָם]</text:p>
          </table:table-cell>
          <table:table-cell table:style-name="表6.B1" office:value-type="string">
            <text:p text:style-name="P27"/>
            <text:p text:style-name="P27"/>
            <text:p text:style-name="P27">and to become / a district / in + remainder</text:p>
            <text:p text:style-name="P27">a house / jehodah / above+them</text:p>
            <text:p text:style-name="P27"/>
            <text:p text:style-name="P27">to pasture + thereupon / in + house</text:p>
            <text:p text:style-name="P27">Ashkron / in + dusk / to recline + thereupon</text:p>
            <text:p text:style-name="P27">for / to visit + them <text:s/>/ jehovah</text:p>
            <text:p text:style-name="P27"/>
            <text:p text:style-name="P27">gods + their / and to turn back</text:p>
            <text:p text:style-name="P27"/>
            <text:p text:style-name="P27">exile + their</text:p>
          </table:table-cell>
        </table:table-row>
        <table:table-row>
          <table:table-cell table:style-name="表6.A2" office:value-type="string">
            <text:p text:style-name="P26">2:8</text:p>
            <text:p text:style-name="P26">שָׁמַעְתִּי חֶרְפַּת מוֹאָב וְגִדּוּפֵי בְּנֵי עַמּוֹן</text:p>
            <text:p text:style-name="P26"><text:s/>אֲשֶׁר חֵרְפוּ אֶת־עַמִּי וַיַּגְדִּילוּ עַל־גְּבוּלָם</text:p>
          </table:table-cell>
          <table:table-cell table:style-name="表6.B2" office:value-type="string">
            <text:p text:style-name="P27"/>
            <text:p text:style-name="P27"/>
            <text:p text:style-name="P27">I hear / disgrace / Moab</text:p>
            <text:p text:style-name="P27"/>
            <text:p text:style-name="P27">and vilification / a son / Amon</text:p>
            <text:p text:style-name="P27"/>
            <text:p text:style-name="P27">who / to defame / even – tribe + my</text:p>
            <text:p text:style-name="P27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9">2:9</text:p>
            <text:p text:style-name="P26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6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6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6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6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0"/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7"/>
            <text:p text:style-name="P27"/>
            <text:p text:style-name="P27">in rightly / alive – I / oracle / jehovah</text:p>
            <text:p text:style-name="P27">an army / gods / israel / for – moab</text:p>
            <text:p text:style-name="P27"/>
            <text:p text:style-name="P27">like sodom / to become</text:p>
            <text:p text:style-name="P27"/>
            <text:p text:style-name="P27">and a son / amon / like amora</text:p>
            <text:p text:style-name="P27"/>
            <text:p text:style-name="P27">a possession / to be prickly</text:p>
            <text:p text:style-name="P27"/>
            <text:p text:style-name="P27">and a pit hole – salt</text:p>
            <text:p text:style-name="P27"/>
            <text:p text:style-name="P27">and devastation / as far as – eternity</text:p>
            <text:p text:style-name="P27"/>
            <text:p text:style-name="P27">a remainder / people + my / to plunder + them</text:p>
            <text:p text:style-name="P27"/>
            <text:p text:style-name="P27">and remainder / Gentile / to inherit + them</text:p>
          </table:table-cell>
        </table:table-row>
        <table:table-row>
          <table:table-cell table:style-name="表7.A2" office:value-type="string">
            <text:p text:style-name="P29">2:10</text:p>
            <text:p text:style-name="P26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6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his / to them / bottom / pride + their</text:p>
            <text:p text:style-name="P27">for / to defame / and to be large</text:p>
            <text:p text:style-name="P27"/>
            <text:p text:style-name="P27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29">2:11</text:p>
            <text:p text:style-name="P26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6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6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6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o fear / jehovah / above + them</text:p>
            <text:p text:style-name="P27"/>
            <text:p text:style-name="P27">for / to make thin / entity,even</text:p>
            <text:p text:style-name="P27"/>
            <text:p text:style-name="P27">all – gods / the land</text:p>
            <text:p text:style-name="P27"/>
            <text:p text:style-name="P27">and to depress / to + it / man</text:p>
            <text:p text:style-name="P27"/>
            <text:p text:style-name="P27">from locality + its / all</text:p>
            <text:p text:style-name="P27"/>
            <text:p text:style-name="P27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3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6">2:12</text:p>
            <text:p text:style-name="P26">גַּם־אַתֶּם כּוּשִׁים חַלְלֵי חַרְבִּי הֵמָּה</text:p>
          </table:table-cell>
          <table:table-cell table:style-name="表8.B1" office:value-type="string">
            <text:p text:style-name="P28"/>
            <text:p text:style-name="P28"/>
            <text:p text:style-name="P28">also – thou / cushite / pierced</text:p>
            <text:p text:style-name="P28"/>
            <text:p text:style-name="P28">sword + my / they</text:p>
          </table:table-cell>
        </table:table-row>
        <table:table-row>
          <table:table-cell table:style-name="表8.A2" office:value-type="string">
            <text:p text:style-name="P26">2:13</text:p>
            <text:p text:style-name="P26">וְיֵט יָדוֹ </text:p>
            <text:p text:style-name="P26"><text:soft-page-break/>עַל־צָפוֹן וִיאַבֵּד</text:p>
            <text:p text:style-name="P26"><text:s/>אֶת־אַשּׁוּר וְיָשֵׂם </text:p>
            <text:p text:style-name="P26">אֶת־נִינְוֵה לִשְׁמָמָה </text:p>
            <text:p text:style-name="P26">צִיָּה כַּמִּדְבָּר</text:p>
          </table:table-cell>
          <table:table-cell table:style-name="表8.B2" office:value-type="string">
            <text:p text:style-name="P27"/>
            <text:p text:style-name="P27"/>
            <text:p text:style-name="P27">and to stretch / hand + its</text:p>
            <text:p text:style-name="P27"/>
            <text:p text:style-name="P27">above – north / and to destroy</text:p>
            <text:p text:style-name="P27"><text:soft-page-break/></text:p>
            <text:p text:style-name="P27">even – Ashshur / and to put</text:p>
            <text:p text:style-name="P27"/>
            <text:p text:style-name="P27">even – Nineveh / into devastation</text:p>
            <text:p text:style-name="P27">desert / like desert</text:p>
          </table:table-cell>
        </table:table-row>
        <table:table-row>
          <table:table-cell table:style-name="表8.A2" office:value-type="string">
            <text:p text:style-name="P26">2:14</text:p>
            <text:p text:style-name="P26">וְרָבְצוּ בְתוֹכָהּ </text:p>
            <text:p text:style-name="P26">עֲדָרִים כָּל־חַיְתוֹ־גוֹי גַּם־קָאַת גַּם־קִפֹּד</text:p>
            <text:p text:style-name="P26"><text:s/>בְּכַפְתֹּרֶיהָ יָלִינוּ </text:p>
            <text:p text:style-name="P26">קוֹל יְשׁוֹרֵר בַּחַלּוֹן </text:p>
            <text:p text:style-name="P26">חֹרֶב בַּסַּף </text:p>
            <text:p text:style-name="P26">כִּי אַרְזָה עֵרָה</text:p>
          </table:table-cell>
          <table:table-cell table:style-name="表8.B2" office:value-type="string">
            <text:p text:style-name="P27"/>
            <text:p text:style-name="P27"/>
            <text:p text:style-name="P27">and tou crouch / in the midst + her</text:p>
            <text:p text:style-name="P27">an arrangement / all – strong + its – Gentile</text:p>
            <text:p text:style-name="P27">both – pelican / and – bittern</text:p>
            <text:p text:style-name="P27"/>
            <text:p text:style-name="P27">in the capital + thereof / to stay</text:p>
            <text:p text:style-name="P27"/>
            <text:p text:style-name="P27">a voice / to sing / in window</text:p>
            <text:p text:style-name="P27">desolation / in a vestibule</text:p>
            <text:p text:style-name="P27"/>
            <text:p text:style-name="P27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3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6">2:15</text:p>
            <text:p text:style-name="P26"><text:soft-page-break/>זֹאת הָעִיר הָעַלִּיזָה הַיּוֹשֶׁבֶת לָבֶטַח הָאֹמְרָה בִּלְבָבָהּ</text:p>
            <text:p text:style-name="P26"><text:s/>אֲנִי וְאַפְסִי עוֹד אֵי</text:p>
            <text:p text:style-name="P26">#</text:p>
            <text:p text:style-name="P26">הָיְתָה לְשַׁמָּה </text:p>
            <text:p text:style-name="P26">מַרְבֵּץ לַחַיָּה </text:p>
            <text:p text:style-name="P26">כֹּל עוֹבֵר עָלֶיהָ</text:p>
            <text:p text:style-name="P26"><text:s/>יִשְׁרֹק יָנִיעַ יָדוֹ ס</text:p>
          </table:table-cell>
          <table:table-cell table:style-name="表9.B1" office:value-type="string">
            <text:p text:style-name="P27"/>
            <text:p text:style-name="P27"/>
            <text:p text:style-name="P27"><text:soft-page-break/>this / the city / the exultant</text:p>
            <text:p text:style-name="P27"/>
            <text:p text:style-name="P27">the to dwell / in safety</text:p>
            <text:p text:style-name="P27"/>
            <text:p text:style-name="P27">the to say / in heart + her</text:p>
            <text:p text:style-name="P27"/>
            <text:p text:style-name="P27">I / and no further / still,more / where,how ?</text:p>
            <text:p text:style-name="P27"/>
            <text:p text:style-name="P27">to come,come to pass / towards ruin</text:p>
            <text:p text:style-name="P27">reclining / for a living thing</text:p>
            <text:p text:style-name="P27"/>
            <text:p text:style-name="P27">all / to cross over / above + thereof</text:p>
            <text:p text:style-name="P27">to hiss / to waver / a hand + its</text:p>
          </table:table-cell>
        </table:table-row>
        <table:table-row>
          <table:table-cell table:style-name="表9.A2" office:value-type="string">
            <text:p text:style-name="P26">3:1</text:p>
            <text:p text:style-name="P26">הוֹי מֹרְאָה וְנִגְאָלָה הָעִיר הַיּוֹנָה</text:p>
          </table:table-cell>
          <table:table-cell table:style-name="表9.B2" office:value-type="string">
            <text:p text:style-name="P27"/>
            <text:p text:style-name="P27"/>
            <text:p text:style-name="P27">oh! / to rebel / and to desecrate</text:p>
            <text:p text:style-name="P27"/>
            <text:p text:style-name="P27">the city / the to be violent</text:p>
          </table:table-cell>
        </table:table-row>
        <table:table-row>
          <table:table-cell table:style-name="表9.A2" office:value-type="string">
            <text:p text:style-name="P26">3:2</text:p>
            <text:p text:style-name="P26">לֹא שָׁמְעָה בְּקוֹל לֹא לָקְחָה מוּסָר בַּיהוָה </text:p>
            <text:p text:style-name="P26">לֹא בָטָחָה אֶל־אֱלֹהֶיהָ לֹא קָרֵבָה</text:p>
          </table:table-cell>
          <table:table-cell table:style-name="表9.B2" office:value-type="string">
            <text:p text:style-name="P27"/>
            <text:p text:style-name="P27"/>
            <text:p text:style-name="P27">not / to hear / a voice / not</text:p>
            <text:p text:style-name="P27"/>
            <text:p text:style-name="P27">to take / restraint / in jehovah</text:p>
            <text:p text:style-name="P27"/>
            <text:p text:style-name="P27">not / to trust / towards gods + her</text:p>
            <text:p text:style-name="P27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3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6">3:3</text:p>
            <text:p text:style-name="P26">שָׂרֶיהָ בְקִרְבָּהּ</text:p>
            <text:p text:style-name="P26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7"/>
            <text:p text:style-name="P27"/>
            <text:p text:style-name="P27">a head person + her / in the center + her</text:p>
            <text:p text:style-name="P27">a lion / to moan / to judge + her</text:p>
            <text:p text:style-name="P27"/>
            <text:p text:style-name="P27">a wolf / dusk / not / to spare</text:p>
            <text:p text:style-name="P27"/>
            <text:p text:style-name="P27">in dawn</text:p>
          </table:table-cell>
        </table:table-row>
        <table:table-row>
          <table:table-cell table:style-name="表10.A2" office:value-type="string">
            <text:p text:style-name="P26">3:4</text:p>
            <text:p text:style-name="P26">נְבִיאֶיהָ פֹּחֲזִים</text:p>
            <text:p text:style-name="P26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7"/>
            <text:p text:style-name="P27"/>
            <text:p text:style-name="P27">a prophet + her / to bubble up</text:p>
            <text:p text:style-name="P27"/>
            <text:p text:style-name="P27">a man / treacheries / an acting priest + her</text:p>
            <text:p text:style-name="P27">to profane / sanctity / to be violent</text:p>
            <text:p text:style-name="P27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>@@@</text:p>
      <text:p text:style-name="P22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6">3:5</text:p>
            <text:p text:style-name="P26">יְהוָה צַדִּיק בְּקִרְבָּהּ לֹא יַעֲשֶׂה עַוְלָה 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7"/>
          </table:table-cell>
        </table:table-row>
        <table:table-row>
          <table:table-cell table:style-name="表11.A2" office:value-type="string">
            <text:p text:style-name="P26">3:6</text:p>
            <text:p text:style-name="P26">הִכְרַתִּי גוֹיִם נָשַׁמּוּ פִּנּוֹתָם הֶחֱרַבְתִּי חוּצוֹתָם מִבְּלִי עוֹבֵר נִצְדּוּ עָרֵיהֶם מִבְּלִי־אִישׁ מֵאֵין יוֹשֵׁב</text:p>
          </table:table-cell>
          <table:table-cell table:style-name="表11.B2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9"/>
      <text:p text:style-name="P21"/>
      <text:p text:style-name="P5">------------------------------------------------------------ TEMPLATE<text:change text:change-id="ct301870376"/>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ext:soft-page-break/>
        <table:table-row>
          <table:table-cell table:style-name="表49.A1" office:value-type="string">
            <text:p text:style-name="P26"/>
          </table:table-cell>
          <table:table-cell table:style-name="表49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Text_20_body"/>
      <text:p text:style-name="P22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6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6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6852929372028814870" text:style-name="L2">
        <text:list-item>
          <text:p text:style-name="P38">time label ==&gt; paste</text:p>
        </text:list-item>
        <text:list-item>
          <text:p text:style-name="P38">“@@@” ==&gt; move to → at the bottom of the doc area</text:p>
        </text:list-item>
        <text:list-item>
          <text:p text:style-name="P38">DUP : template</text:p>
        </text:list-item>
        <text:list-item>
          <text:p text:style-name="P38">close</text:p>
          <text:list>
            <text:list-item>
              <text:p text:style-name="P38">web pages</text:p>
            </text:list-item>
            <text:list-item>
              <text:p text:style-name="P38"><text:soft-page-break/>sheet file</text:p>
            </text:list-item>
            <text:list-item>
              <text:p text:style-name="P38">folders (if any)</text:p>
            </text:list-item>
            <text:list-item>
              <text:p text:style-name="P38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3-02T09:19:45.94</dc:date>
    <dc:creator>iwabuchi ken</dc:creator>
    <meta:editing-duration>P4DT3H39M43S</meta:editing-duration>
    <meta:editing-cycles>223</meta:editing-cycles>
    <meta:generator>OpenOffice/4.1.3$Win32 OpenOffice.org_project/413m1$Build-9783</meta:generator>
    <meta:document-statistic meta:table-count="16" meta:image-count="0" meta:object-count="0" meta:page-count="15" meta:paragraph-count="356" meta:word-count="1519" meta:character-count="8594"/>
  </office:meta>
</office:document-meta>
</file>